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1.9cm" svg:stroke-color="#000000" draw:marker-start-width="5.9cm" draw:marker-end-width="5.9cm" draw:fill="none" draw:textarea-vertical-align="middle" fo:padding-top="1.075cm" fo:padding-bottom="1.075cm" fo:padding-left="1.2cm" fo:padding-right="1.2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7.099cm" svg:height="25.799cm" svg:x="0cm" svg:y="1.8cm" svg:viewBox="0 0 17100 25800" svg:d="M0 0c22866 0 22734 25707 0 2580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1T14:07:59.803882873</meta:creation-date>
    <dc:date>2020-11-05T12:39:37.666530278</dc:date>
    <meta:editing-duration>PT1H32M12S</meta:editing-duration>
    <meta:editing-cycles>7</meta:editing-cycles>
    <meta:generator>LibreOffice/6.0.7.3$Linux_X86_64 LibreOffice_project/00m0$Build-3</meta:generator>
    <meta:document-statistic meta:object-count="1"/>
  </office:meta>
</office:document-meta>
</file>